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3523f"/>
    </style:style>
    <style:style style:name="T1" style:family="text">
      <style:text-properties officeooo:rsid="0003523f"/>
    </style:style>
    <style:style style:name="T2" style:family="text">
      <style:text-properties fo:font-variant="normal" fo:text-transform="none" fo:color="#2c3e50" style:font-name="Lato" fo:font-size="12.8500003814697pt" fo:letter-spacing="normal" fo:font-style="normal" fo:font-weight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te es un archivo que tiene metada para buscar examenes 2017 o </text:span><text:span text:style-name="T2">exámenes de programc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18:41:56.945216709</meta:creation-date>
    <dc:date>2017-05-13T18:44:20.912967054</dc:date>
    <meta:editing-duration>PT2M2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5" meta:character-count="87" meta:non-whitespace-character-count="73"/>
  </office:meta>
</office:document-meta>
</file>